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74.97mm"/>
    </style:style>
    <style:style style:name="co3" style:family="table-column">
      <style:table-column-properties fo:break-before="auto" style:column-width="97.3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art Nr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,C4,C5,C9,C10,C11,C14,C15,C16,C17</text:p>
          </table:table-cell>
          <table:table-cell office:value-type="string" calcext:value-type="string">
            <text:p>C_0805_2012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C 58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P_Radial_D8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Overv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863-MMSZ5265BT1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OD-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yback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12-SS24F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Sec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12-SS24F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OD-1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Input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12-SS24F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859-LTST-C171GK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805_2012Metric_Castel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859-LTST-C171KRK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Aux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78-BAT54W-HG3-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V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21-BZT52C10-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Block_RND_205-00289_1x04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51-1987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sensor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3,J4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stem Bus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ade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GK-L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A582-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6582-AL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PA6582-A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52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voltage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12-FQD10N20CT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26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SD19536KTT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95-CSD19536KT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TO-252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DC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12-FQD10N20CT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1,R5,R8,R9,R11,R12,R14,R17,R18,R19,R20</text:p>
          </table:table-cell>
          <table:table-cell office:value-type="string" calcext:value-type="string">
            <text:p>R_0805_2012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1812_453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8-KDV12FR082E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R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1812_453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67-ERJ-12YJ103U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1812_453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67-ERJ-12YJ331U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V1,RV4</text:p>
          </table:table-cell>
          <table:table-cell office:value-type="string" calcext:value-type="string">
            <text:p>Potentiometer_Bourns_3339P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52-3306F-1-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V2</text:p>
          </table:table-cell>
          <table:table-cell office:value-type="string" calcext:value-type="string">
            <text:p>Potentiometer_Bourns_3339P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52-3306F-1-1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V3</text:p>
          </table:table-cell>
          <table:table-cell office:value-type="string" calcext:value-type="string">
            <text:p>Potentiometer_Bourns_3339P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52-3306P-1-2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_PUSH_6mm_H7.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DIP_x01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TestPoint_Loop_D1.80mm_Drill1.0mm_Be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Freilauf</text:p>
          </table:table-cell>
          <table:table-cell office:value-type="string" calcext:value-type="string">
            <text:p>II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678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95-OPA1678ID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PU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U01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709-DPU01M-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owerIntegrations_SMD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300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782-IL300-X0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8220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34-SI8220DB-D-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-PDSO-G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4021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95-TPS40211DGQR</text:p>
          </table:table-cell>
        </table:table-row>
      </table:table>
      <table:named-expressions/>
      <table:database-ranges>
        <table:database-range table:name="__Anonymous_Sheet_DB__0" table:target-range-address="BOM.A1:BOM.G4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8T15:41:59.508907781</dc:date>
    <meta:editing-duration>PT4M4S</meta:editing-duration>
    <meta:editing-cycles>1</meta:editing-cycles>
    <meta:generator>LibreOffice/6.2.8.2$Linux_X86_64 LibreOffice_project/20$Build-2</meta:generator>
    <meta:document-statistic meta:table-count="1" meta:cell-count="301" meta:object-count="0"/>
  </office:meta>
</office:document-meta>
</file>